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106cm" draw:marker-start="Arrow" draw:marker-start-width="0.458cm" draw:marker-end="Arrow" draw:marker-end-width="0.458cm" svg:stroke-linecap="butt" draw:fill="none" draw:textarea-vertical-align="middle" fo:padding-top="0.177cm" fo:padding-bottom="0.177cm" fo:padding-left="0.302cm" fo:padding-right="0.30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star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Ville en carte<text:line-break/>Social Network Géo-Mashu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Agrégation géolocalisée de contributions</text:p>
            <text:p text:style-name="P1">via le Web, Twitter, Facebook, SMS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zPOI</text:p>
                <text:list>
                  <text:list-item>
                    <text:p>Taxo, Data osm</text:p>
                  </text:list-item>
                </text:list>
              </text:list-item>
              <text:list-item>
                <text:p>Carticipe</text:p>
                <text:list>
                  <text:list-item>
                    <text:p>Contributions (poi, media, commentaires)</text:p>
                  </text:list-item>
                </text:list>
              </text:list-item>
              <text:list-item>
                <text:p>Wordpress</text:p>
                <text:list>
                  <text:list-item>
                    <text:p>Blog, plugin, thèmes</text:p>
                  </text:list-item>
                </text:list>
              </text:list-item>
              <text:list-item>
                <text:p>OpenStreetMap</text:p>
                <text:list>
                  <text:list-item>
                    <text:p>Datas, contributions,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aceboo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s posts d'une page spécifique</text:p>
              </text:list-item>
              <text:list-item>
                <text:p>Des posts trouvés dans FB</text:p>
                <text:list>
                  <text:list-item>
                    <text:p>Avec un #tag</text:p>
                  </text:list-item>
                  <text:list-item>
                    <text:p>Avec une @men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archi</text:p>
          </draw:text-box>
        </draw:frame>
        <draw:custom-shape draw:style-name="gr2" draw:text-style-name="P3" xml:id="id3" draw:id="id3" draw:layer="layout" svg:width="3.4cm" svg:height="1.6cm" svg:x="1.6cm" svg:y="6.2cm">
          <text:p text:style-name="P3">Twitte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4cm" svg:height="1.6cm" svg:x="1.6cm" svg:y="8.2cm">
          <text:p text:style-name="P3">Facebook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6cm" svg:height="1.8cm" svg:x="14.6cm" svg:y="6.4cm">
          <text:p text:style-name="P3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8cm" svg:height="2.8cm" svg:x="7.2cm" svg:y="6.6cm">
          <text:p text:style-name="P3">connecteu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4.6cm" svg:y1="7.3cm" svg:x2="12cm" svg:y2="8cm" draw:start-shape="id1" draw:start-glue-point="6" draw:end-shape="id2" draw:end-glue-point="7" svg:d="M14600 7300c-1948 0-649 700-2600 700" svg:viewBox="0 0 2601 701">
          <text:p text:style-name="P3">pull</text:p>
        </draw:connector>
        <draw:connector draw:style-name="gr4" draw:text-style-name="P3" draw:layer="layout" draw:type="curve" svg:x1="7.2cm" svg:y1="8cm" svg:x2="5cm" svg:y2="7cm" draw:start-shape="id2" draw:start-glue-point="5" draw:end-shape="id3" draw:end-glue-point="1" svg:d="M7200 8000c-1650 0-550-1000-2200-1000" svg:viewBox="0 0 2201 1001">
          <text:p/>
        </draw:connector>
        <draw:connector draw:style-name="gr4" draw:text-style-name="P3" draw:layer="layout" draw:type="curve" svg:x1="7.2cm" svg:y1="8cm" svg:x2="5cm" svg:y2="9cm" draw:start-shape="id2" draw:start-glue-point="5" draw:end-shape="id4" draw:end-glue-point="1" svg:d="M7200 8000c-1650 0-550 1000-2200 1000" svg:viewBox="0 0 2201 1001">
          <text:p/>
        </draw:connector>
        <draw:custom-shape draw:style-name="gr2" draw:text-style-name="P3" xml:id="id6" draw:id="id6" draw:layer="layout" svg:width="4.4cm" svg:height="1.6cm" svg:x="1.6cm" svg:y="10.6cm">
          <text:p text:style-name="P3">SMS recei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8cm" svg:height="2.8cm" svg:x="12.2cm" svg:y="10.6cm">
          <text:p text:style-name="P3">collecteu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15.9cm" svg:y1="8.2cm" svg:x2="14.6cm" svg:y2="10.6cm" draw:start-shape="id1" draw:start-glue-point="8" draw:end-shape="id5" draw:end-glue-point="4" svg:d="M15900 8200c0 1801-1300 602-1300 2400" svg:viewBox="0 0 1301 2401">
          <text:p text:style-name="P3">push</text:p>
        </draw:connector>
        <draw:connector draw:style-name="gr3" draw:text-style-name="P3" draw:layer="layout" draw:type="curve" svg:x1="6cm" svg:y1="11.4cm" svg:x2="12.2cm" svg:y2="12cm" draw:start-shape="id6" draw:start-glue-point="1" draw:end-shape="id5" draw:end-glue-point="5" svg:d="M6000 11400c4650 0 1550 600 6200 600" svg:viewBox="0 0 6201 601">
          <text:p text:style-name="P3">push</text:p>
        </draw:connector>
        <draw:custom-shape draw:style-name="gr2" draw:text-style-name="P3" xml:id="id7" draw:id="id7" draw:layer="layout" svg:width="4.4cm" svg:height="1.6cm" svg:x="8cm" svg:y="17.8cm">
          <text:p text:style-name="P3">Web receiv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0.2cm" svg:y1="17.8cm" svg:x2="14.6cm" svg:y2="13.4cm" draw:start-shape="id7" draw:start-glue-point="0" draw:end-shape="id5" draw:end-glue-point="6" svg:d="M10200 17800c0-3298 4400-1099 4400-4400" svg:viewBox="0 0 4401 4401">
          <text:p text:style-name="P3">push</text:p>
        </draw:connector>
        <draw:custom-shape draw:style-name="gr2" draw:text-style-name="P3" xml:id="id8" draw:id="id8" draw:layer="layout" svg:width="2.6cm" svg:height="2.8cm" svg:x="20.6cm" svg:y="11.2cm">
          <text:p text:style-name="P3">B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draw:type="curve" svg:x1="17cm" svg:y1="12cm" svg:x2="20.6cm" svg:y2="12.6cm" draw:start-shape="id5" draw:start-glue-point="7" draw:end-shape="id8" draw:end-glue-point="6" svg:d="M17000 12000c2701 0 902 600 3600 600" svg:viewBox="0 0 3601 601">
          <text:p/>
        </draw:connector>
        <draw:custom-shape draw:style-name="gr2" draw:text-style-name="P3" xml:id="id9" draw:id="id9" draw:layer="layout" svg:width="4.4cm" svg:height="1.6cm" svg:x="13.2cm" svg:y="17.8cm">
          <text:p text:style-name="P3">Web display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4cm" svg:y1="17.8cm" svg:x2="21.9cm" svg:y2="14cm" draw:start-shape="id9" draw:end-shape="id8" draw:end-glue-point="7" svg:d="M15400 17800c0-2848 6500-949 6500-3800" svg:viewBox="0 0 6501 3801">
          <text:p text:style-name="P3">pull</text:p>
        </draw:connector>
        <draw:custom-shape draw:style-name="gr2" draw:text-style-name="P3" xml:id="id10" draw:id="id10" draw:layer="layout" svg:width="4.4cm" svg:height="1.6cm" svg:x="18.4cm" svg:y="17.8cm">
          <text:p text:style-name="P3">Web manag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0.6cm" svg:y1="17.8cm" svg:x2="21.9cm" svg:y2="14cm" draw:start-shape="id10" draw:start-glue-point="0" draw:end-shape="id8" draw:end-glue-point="7" svg:d="M20600 17800c0-2848 1300-949 1300-3800" svg:viewBox="0 0 1301 3801">
          <text:p text:style-name="P3">manage</text:p>
        </draw:connector>
        <draw:connector draw:style-name="gr5" draw:text-style-name="P3" draw:layer="layout" draw:type="curve" svg:x1="17.2cm" svg:y1="7.3cm" svg:x2="21.9cm" svg:y2="11.2cm" draw:start-shape="id1" draw:start-glue-point="10" draw:end-shape="id8" draw:end-glue-point="5" svg:d="M17200 7300c3134 0 4700 1300 4700 3900" svg:viewBox="0 0 4701 3901">
          <text:p text:style-name="P3">pull config</text:p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custom-shape draw:style-name="gr6" draw:text-style-name="P4" draw:layer="layout" svg:width="6cm" svg:height="4.6cm" svg:x="9.8cm" svg:y="8.6cm">
          <text:p text:style-name="P3"><text:span text:style-name="T1">Site</text:span></text:p>
          <draw:enhanced-geometry svg:viewBox="0 0 21600 21600" draw:path-stretchpoint-x="10800" draw:path-stretchpoint-y="10800" draw:text-areas="?f3 ?f4 ?f5 ?f6" draw:type="round-rectangle" draw:modifiers="1272.89804575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6cm" svg:height="6cm" svg:x="10.6cm" svg:y="14cm">
          <text:p text:style-name="P3"><text:span text:style-name="T1">Data</text:span></text:p>
          <draw:enhanced-geometry svg:viewBox="0 0 21600 21600" draw:path-stretchpoint-x="10800" draw:path-stretchpoint-y="10800" draw:text-areas="?f3 ?f4 ?f5 ?f6" draw:type="round-rectangle" draw:modifiers="1272.89804575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2cm" svg:height="11.8cm" svg:x="2.6cm" svg:y="8cm">
          <text:p text:style-name="P3"><text:span text:style-name="T1">Taxo / POI</text:span></text:p>
          <draw:enhanced-geometry svg:viewBox="0 0 21600 21600" draw:path-stretchpoint-x="10800" draw:path-stretchpoint-y="10800" draw:text-areas="?f3 ?f4 ?f5 ?f6" draw:type="round-rectangle" draw:modifiers="1272.89804575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3.506cm" svg:x="1.4cm" svg:y="0.837cm" presentation:class="title">
          <draw:text-box>
            <text:p>sdqsds</text:p>
          </draw:text-box>
        </draw:frame>
        <draw:custom-shape draw:style-name="gr2" draw:text-style-name="P4" xml:id="id13" draw:id="id13" draw:layer="layout" svg:width="3.4cm" svg:height="1.386cm" svg:x="3.4cm" svg:y="13.559cm">
          <text:p text:style-name="P3"><text:span text:style-name="T1">Thèmatique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3.4cm" svg:height="1.386cm" svg:x="3.4cm" svg:y="9.4cm">
          <text:p text:style-name="P3"><text:span text:style-name="T1">Vil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3.4cm" svg:height="1.259cm" svg:x="3.4cm" svg:y="15.702cm">
          <text:p text:style-name="P3"><text:span text:style-name="T1">Sujet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3.4cm" svg:height="1.385cm" svg:x="3.4cm" svg:y="11.48cm">
          <text:p text:style-name="P3"><text:span text:style-name="T1">Domaine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3.4cm" svg:height="1.26cm" svg:x="3.4cm" svg:y="17.78cm">
          <text:p text:style-name="P3"><text:span text:style-name="T1">Article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5.4cm" svg:height="1.6cm" svg:x="12.4cm" svg:y="6.4cm">
          <text:p text:style-name="P3"><text:span text:style-name="T1">Contributi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5.4cm" svg:height="1.6cm" svg:x="18.3cm" svg:y="6.4cm">
          <text:p text:style-name="P3"><text:span text:style-name="T1">Non contributi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3.4cm" svg:height="1.4cm" svg:x="16.6cm" svg:y="4.2cm">
          <text:p text:style-name="P3"><text:span text:style-name="T1">m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2cm" svg:height="1.126cm" svg:x="14.48cm" svg:y="16.837cm">
          <text:p text:style-name="P3"><text:span text:style-name="T1">commentair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2cm" svg:height="1.125cm" svg:x="14.48cm" svg:y="18.075cm">
          <text:p text:style-name="P3"><text:span text:style-name="T1">vot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2cm" svg:height="1.125cm" svg:x="11.29cm" svg:y="18.1cm">
          <text:p text:style-name="P3"><text:span text:style-name="T1">phot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1cm" svg:y1="10.786cm" svg:x2="5.1cm" svg:y2="11.48cm" draw:start-shape="id11" draw:start-glue-point="2" draw:end-shape="id12" draw:end-glue-point="0" svg:d="M5100 10786v694" svg:viewBox="0 0 1 695">
          <text:p/>
        </draw:connector>
        <draw:connector draw:style-name="gr4" draw:text-style-name="P4" draw:layer="layout" draw:type="line" svg:x1="5.1cm" svg:y1="12.865cm" svg:x2="5.1cm" svg:y2="13.559cm" draw:start-shape="id12" draw:start-glue-point="2" draw:end-shape="id13" draw:end-glue-point="0" svg:d="M5100 12865v694" svg:viewBox="0 0 1 695">
          <text:p/>
        </draw:connector>
        <draw:connector draw:style-name="gr4" draw:text-style-name="P4" draw:layer="layout" draw:type="line" svg:x1="5.1cm" svg:y1="14.945cm" svg:x2="5.1cm" svg:y2="15.702cm" draw:start-shape="id13" draw:start-glue-point="2" draw:end-shape="id14" draw:end-glue-point="0" svg:d="M5100 14945v757" svg:viewBox="0 0 1 758">
          <text:p/>
        </draw:connector>
        <draw:connector draw:style-name="gr4" draw:text-style-name="P4" draw:layer="layout" draw:type="line" svg:x1="5.1cm" svg:y1="16.961cm" svg:x2="5.1cm" svg:y2="17.78cm" draw:start-shape="id14" draw:start-glue-point="2" draw:end-shape="id15" draw:end-glue-point="0" svg:d="M5100 16961v819" svg:viewBox="0 0 1 820">
          <text:p/>
        </draw:connector>
        <draw:connector draw:style-name="gr4" draw:text-style-name="P4" draw:layer="layout" draw:type="line" svg:x1="18.3cm" svg:y1="5.6cm" svg:x2="15.1cm" svg:y2="6.4cm" draw:start-shape="id16" draw:start-glue-point="2" draw:end-shape="id17" draw:end-glue-point="0" svg:d="M18300 5600l-3200 800" svg:viewBox="0 0 3201 801">
          <text:p/>
        </draw:connector>
        <draw:connector draw:style-name="gr4" draw:text-style-name="P4" draw:layer="layout" draw:type="line" svg:x1="18.3cm" svg:y1="5.6cm" svg:x2="21cm" svg:y2="6.4cm" draw:start-shape="id16" draw:start-glue-point="2" draw:end-shape="id18" draw:end-glue-point="0" svg:d="M18300 5600l2700 800" svg:viewBox="0 0 2701 801">
          <text:p/>
        </draw:connector>
        <draw:custom-shape draw:style-name="gr2" draw:text-style-name="P4" xml:id="id20" draw:id="id20" draw:layer="layout" svg:width="2.175cm" svg:height="2cm" svg:x="21.3cm" svg:y="17.2cm">
          <text:p text:style-name="P3"><text:span text:style-name="T1">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1" draw:id="id21" draw:layer="layout" svg:width="2.2cm" svg:height="2cm" svg:x="18.8cm" svg:y="17.2cm">
          <text:p text:style-name="P3"><text:span text:style-name="T1">Bd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9" draw:id="id19" draw:layer="layout" svg:width="3.8cm" svg:height="1.4cm" svg:x="20.1cm" svg:y="14.8cm">
          <text:p text:style-name="P3"><text:span text:style-name="T1">Géo Dat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2cm" svg:y1="16.2cm" svg:x2="22.387cm" svg:y2="17.2cm" draw:start-shape="id19" draw:start-glue-point="2" draw:end-shape="id20" draw:end-glue-point="0" svg:d="M22000 16200l387 1000" svg:viewBox="0 0 388 1001">
          <text:p/>
        </draw:connector>
        <draw:connector draw:style-name="gr4" draw:text-style-name="P4" draw:layer="layout" draw:type="line" svg:x1="22cm" svg:y1="16.2cm" svg:x2="19.9cm" svg:y2="17.2cm" draw:start-shape="id19" draw:start-glue-point="2" draw:end-shape="id21" draw:end-glue-point="0" svg:d="M22000 16200l-2100 1000" svg:viewBox="0 0 2101 1001">
          <text:p/>
        </draw:connector>
        <draw:custom-shape draw:style-name="gr2" draw:text-style-name="P4" xml:id="id22" draw:id="id22" draw:layer="layout" svg:width="2.175cm" svg:height="2cm" svg:x="23.7cm" svg:y="17.2cm">
          <text:p text:style-name="P3"><text:span text:style-name="T1">SIG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2cm" svg:y1="16.2cm" svg:x2="24.787cm" svg:y2="17.2cm" draw:start-shape="id19" draw:start-glue-point="2" draw:end-shape="id22" draw:end-glue-point="0" svg:d="M22000 16200l2787 1000" svg:viewBox="0 0 2788 1001">
          <text:p/>
        </draw:connector>
        <draw:custom-shape draw:style-name="gr2" draw:text-style-name="P4" draw:layer="layout" svg:width="3.8cm" svg:height="1.462cm" svg:x="10.2cm" svg:y="11.2cm">
          <text:p text:style-name="P3"><text:span text:style-name="T1">Blog</text:span></text:p>
          <text:p text:style-name="P3"><text:span text:style-name="T1">(actu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.462cm" svg:x="10.2cm" svg:y="9.6cm">
          <text:p text:style-name="P3"><text:span text:style-name="T1">Fiches</text:span></text:p>
          <text:p text:style-name="P3"><text:span text:style-name="T1">(services, info pratiques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4" draw:id="id24" draw:layer="layout" svg:width="2.6cm" svg:height="1.6cm" svg:x="2.2cm" svg:y="5cm">
          <text:p text:style-name="P3"><text:span text:style-name="T1">Car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3" draw:id="id23" draw:layer="layout" svg:width="2.6cm" svg:height="1.601cm" svg:x="6.901cm" svg:y="5cm">
          <text:p text:style-name="P3"><text:span text:style-name="T1">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92cm" svg:height="1.125cm" svg:x="11.28cm" svg:y="16.8cm">
          <text:p text:style-name="P3"><text:span text:style-name="T1">text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cm" svg:height="1.2cm" svg:x="17.6cm" svg:y="10.6cm">
          <text:p text:style-name="P3"><text:span text:style-name="T1">Workflow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901cm" svg:y1="5.8cm" svg:x2="4.8cm" svg:y2="5.8cm" draw:start-shape="id23" draw:start-glue-point="3" draw:end-shape="id24" draw:end-glue-point="1" svg:d="M6901 5800h-2101" svg:viewBox="0 0 2102 1">
          <text:p/>
        </draw:connector>
        <draw:custom-shape draw:style-name="gr2" draw:text-style-name="P4" draw:layer="layout" svg:width="3.4cm" svg:height="1.2cm" svg:x="21.2cm" svg:y="10.6cm">
          <text:p text:style-name="P3"><text:span text:style-name="T1">Us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custom-shape draw:style-name="gr2" draw:text-style-name="P5" xml:id="id26" draw:id="id26" draw:layer="layout" svg:width="6cm" svg:height="7cm" svg:x="2.8cm" svg:y="5.4cm">
          <text:p text:style-name="P3">Raw Message</text:p>
          <text:p text:style-name="P5">From</text:p>
          <text:p text:style-name="P5">Date</text:p>
          <text:p text:style-name="P5">Texte</text:p>
          <text:p text:style-name="P5">Photo</text:p>
          <text:p text:style-name="P5">Photo Link</text:p>
          <text:p text:style-name="P5">Video Link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5.6cm" svg:height="6.6cm" svg:x="11.8cm" svg:y="5.4cm">
          <text:p text:style-name="P3">Contribution</text:p>
          <text:p text:style-name="P5">LatLon</text:p>
          <text:p text:style-name="P5">#Message</text:p>
          <text:p text:style-name="P5">#Status</text:p>
          <text:p text:style-name="P5">#Category</text:p>
          <text:p text:style-name="P5">#Keywords</text:p>
          <draw:enhanced-geometry svg:viewBox="0 0 21600 21600" draw:type="rectangle" draw:enhanced-path="M 0 0 L 21600 0 21600 21600 0 21600 0 0 Z N"/>
        </draw:custom-shape>
        <draw:custom-shape draw:style-name="gr2" draw:text-style-name="P3" xml:id="id27" draw:id="id27" draw:layer="layout" svg:width="4.6cm" svg:height="3cm" svg:x="20.6cm" svg:y="5.8cm">
          <text:p text:style-name="P3">Category</text:p>
          <text:p text:style-name="P5">Label</text:p>
          <text:p text:style-name="P5">Slug</text:p>
          <draw:enhanced-geometry svg:viewBox="0 0 21600 21600" draw:type="rectangle" draw:enhanced-path="M 0 0 L 21600 0 21600 21600 0 21600 0 0 Z N"/>
        </draw:custom-shape>
        <draw:custom-shape draw:style-name="gr2" draw:text-style-name="P3" xml:id="id28" draw:id="id28" draw:layer="layout" svg:width="4.6cm" svg:height="3cm" svg:x="20.6cm" svg:y="9.4cm">
          <text:p text:style-name="P3">Keyword</text:p>
          <text:p text:style-name="P5">Label</text:p>
          <text:p text:style-name="P5">Slug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1.8cm" svg:y1="8.7cm" svg:x2="8.8cm" svg:y2="8.9cm" draw:start-shape="id25" draw:start-glue-point="3" draw:end-shape="id26" svg:d="M11800 8700c-2250 0-750 200-3000 200" svg:viewBox="0 0 3001 201">
          <text:p/>
        </draw:connector>
        <draw:connector draw:style-name="gr4" draw:text-style-name="P3" draw:layer="layout" draw:type="curve" svg:x1="17.4cm" svg:y1="8.7cm" svg:x2="20.6cm" svg:y2="7.3cm" draw:start-shape="id25" draw:end-shape="id27" svg:d="M17400 8700c2400 0 800-1400 3200-1400" svg:viewBox="0 0 3201 1401">
          <text:p/>
        </draw:connector>
        <draw:connector draw:style-name="gr4" draw:text-style-name="P3" draw:layer="layout" draw:type="curve" svg:x1="17.4cm" svg:y1="8.7cm" svg:x2="20.6cm" svg:y2="10.9cm" draw:start-shape="id25" draw:start-glue-point="1" draw:end-shape="id28" draw:end-glue-point="3" svg:d="M17400 8700c2400 0 800 2200 3200 2200" svg:viewBox="0 0 3201 2201">
          <text:p/>
        </draw:connector>
        <draw:custom-shape draw:style-name="gr2" draw:text-style-name="P3" xml:id="id29" draw:id="id29" draw:layer="layout" svg:width="4.6cm" svg:height="3cm" svg:x="20.6cm" svg:y="13.2cm">
          <text:p text:style-name="P3">Status</text:p>
          <text:p text:style-name="P5">Label</text:p>
          <text:p text:style-name="P5">Slug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7.4cm" svg:y1="8.7cm" svg:x2="20.6cm" svg:y2="14.7cm" draw:start-shape="id25" draw:end-shape="id29" draw:end-glue-point="3" svg:d="M17400 8700c2400 0 800 6000 3200 6000" svg:viewBox="0 0 3201 600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6:19:18.787115216</meta:creation-date>
    <dc:date>2015-05-25T15:05:02.407132140</dc:date>
    <meta:editing-duration>PT14M58S</meta:editing-duration>
    <meta:editing-cycles>10</meta:editing-cycles>
    <meta:generator>LibreOffice/4.2.8.2$Linux_X86_64 LibreOffice_project/420m0$Build-2</meta:generator>
    <meta:document-statistic meta:object-count="106"/>
  </office:meta>
</office:document-meta>
</file>